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toolbar/standard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7.809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20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2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27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2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SA-am-op" table:style-name="ta1"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16" office:value-type="string" calcext:value-type="string">
            <text:p>Opcode</text:p>
          </table:table-cell>
          <table:table-cell table:style-name="ce18" office:value-type="string" calcext:value-type="string">
            <text:p>Addressing Mode</text:p>
          </table:table-cell>
          <table:table-cell table:style-name="ce18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23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29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25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27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A-am-cycles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<text:span text:style-name="T1">force_brk ? curr_pc : curr_pc + </text:span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force_brk ? 8’h00 : I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3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</text:p>
          </table:table-cell>
          <table:table-cell table:style-name="ce91" office:value-type="string" calcext:value-type="string">
            <text:p>{8’h00, I_rd_data} + (curr_pc + 1) – {7’h00, I_rd_data[7], 8’h00} <text:s/>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pc[15:8], curr_ad[7:0]}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(curr_ad[15:8] != curr_pc[15:8]) ? (curr_t + 1) : 0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 + 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curr_ad[7:0] + 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 + 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curr_ad[7:0] + 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[7:0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[15:8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curr_ad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<text:s/>+ {8’h00, curr_y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+ ((next_ba[15:8] != next_ad[15:8]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curr_ad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<text:s/>+ {8’h00, curr_y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<text:s/>+ {8’h00, curr_x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+ ((next_ba[15:8] != next_ad[15:8]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<text:s/>+ {8’h00, curr_y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+ ((next_ba[15:8] != next_ad[15:8]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<text:s/>+ {8’h00, curr_x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<text:s/>+ {8’h00, curr_y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2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op-cycles" table:style-name="ta1">
        <table:table-column table:style-name="co9" table:default-cell-style-name="ce17"/>
        <table:table-column table:style-name="co1" table:default-cell-style-name="ce17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119" office:value-type="string" calcext:value-type="string">
            <text:p>next_t</text:p>
          </table:table-cell>
          <table:table-cell table:style-name="ce119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120" office:value-type="string" calcext:value-type="string">
            <text:p>next_t</text:p>
          </table:table-cell>
          <table:table-cell table:style-name="ce120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 | B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I_rd_dat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I_rd_dat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ontro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ontro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ontrol</text:p>
          </table:table-cell>
          <table:table-cell table:style-name="ce89"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ontrol</text:p>
          </table:table-cell>
          <table:table-cell table:style-name="ce89" office:value-type="string" calcext:value-type="string">
            <text:p>control_as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l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l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ad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ad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r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r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l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l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nd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I_rd_data[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I_rd_dat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I_rd_data + 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out_rhs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out_rhs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sb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sbc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sbc_v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I_rd_data - 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alu_out_rhs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alu_out_rhs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8’h0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ad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dc[7:0]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adc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8’hFF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ad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dc[7:0]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adc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n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 | (is_soft_brk ? B_mask : 8’h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[I_bit]</text:p>
          </table:table-cell>
          <table:table-cell office:value-type="string" calcext:value-type="string">
            <text:p>irq_p | curr_p[I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78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ISA-am-op'.A2:'ISA-am-op'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00-00-00</text:date>, <text:time style:data-style-name="N2" text:time-value="22:04:55.2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5-04T02:47:40.586000000</dc:date>
    <meta:editing-duration>P5DT14H40M45S</meta:editing-duration>
    <meta:editing-cycles>527</meta:editing-cycles>
    <meta:generator>LibreOffice/7.1.2.2$Windows_X86_64 LibreOffice_project/8a45595d069ef5570103caea1b71cc9d82b2aae4</meta:generator>
    <meta:document-statistic meta:table-count="3" meta:cell-count="3987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Csv
    document = ThisComponent

    ' Use the global string tools library to generate a path to save each CSV
    GlobalScope.BasicLibraries.loadLibrary("Tools")
    FileDirectory = Tools.Strings.DirectoryNameoutofPath(document.getURL(), "/")

    ' Work out number of sheets for looping over them later.
    Sheets = document.Sheets
    NumSheets = Sheets.Count - 1

    ' Set up a propval object to store the filter properties
    Dim Propval(1) as New com.sun.star.beans.PropertyValue
    Propval(0).Name = "FilterName"
    Propval(0).Value = "Text - txt - csv (StarCalc)"
    Propval(1).Name = "FilterOptions"
    Propval(1).Value ="44,34,11,0,2,,true"   'ASCII  59 = ;  34 = "

    For I = 0 to NumSheets
        ' For each sheet, assemble a filename and save using the filter
        document.getCurrentController.setActiveSheet(Sheets(I))
        Filename = FileDirectory + "/" + Sheets(I).Name + ".csv"
        FileURL = convertToURL(Filename)
        document.StoreToURL(FileURL, Propval())
    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